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List_20_1" style:list-style-name="WWNum1">
      <style:paragraph-properties fo:text-align="start" style:justify-single-word="false"/>
    </style:style>
    <style:style style:name="P3" style:family="paragraph" style:parent-style-name="List_20_1" style:list-style-name="WWNum1">
      <style:paragraph-properties fo:text-align="start" style:justify-single-word="false"/>
      <style:text-properties officeooo:rsid="0013ffe4" officeooo:paragraph-rsid="0013ffe4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3ffe4" officeooo:paragraph-rsid="0013ffe4" style:font-size-asian="17.5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3ffe4" style:font-size-asian="20pt" style:font-size-complex="20pt"/>
    </style:style>
    <style:style style:name="T3" style:family="text">
      <style:text-properties fo:font-size="20pt" officeooo:rsid="0015686c" style:font-size-asian="20pt" style:font-size-complex="20pt"/>
    </style:style>
    <style:style style:name="T4" style:family="text">
      <style:text-properties officeooo:rsid="0013ffe4"/>
    </style:style>
    <style:style style:name="T5" style:family="text">
      <style:text-properties officeooo:rsid="0015686c"/>
    </style:style>
    <style:style style:name="T6" style:family="text">
      <style:text-properties fo:font-size="13pt" officeooo:rsid="0015686c" style:font-size-asian="11.3500003814697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ndas</text:h>
      <text:p text:style-name="P4"><text:span text:style-name="T1">Purpose:</text:span> Data manipulation and analysis.</text:p>
      <text:p text:style-name="P5">Key Features:</text:p>
      <text:list text:style-name="WWNum1">
        <text:list-item>
          <text:p text:style-name="P2"><text:s/>Data<text:span text:style-name="T4">frame management.</text:span></text:p>
        </text:list-item>
        <text:list-item>
          <text:p text:style-name="P2"><text:s/><text:span text:style-name="T4">Easy to use.</text:span></text:p>
        </text:list-item>
      </text:list>
      <text:p text:style-name="P6">Common use:</text:p>
      <text:list text:continue-numbering="true" text:style-name="WWNum1">
        <text:list-item>
          <text:p text:style-name="P2">Reading and writing data from various file formats.</text:p>
        </text:list-item>
        <text:list-item>
          <text:p text:style-name="P2">Data exploration and cleaning.</text:p>
        </text:list-item>
        <text:list-item>
          <text:p text:style-name="P2"><text:span text:style-name="T4">Helps in </text:span>Statistical analysis </text:p>
        </text:list-item>
      </text:list>
      <text:h text:style-name="P1" text:outline-level="2">NumPy</text:h>
      <text:p text:style-name="P4"><text:span text:style-name="T2">Purpose:</text:span><text:span text:style-name="T4"> </text:span>Numerical computing.</text:p>
      <text:p text:style-name="P5">Key Features</text:p>
      <text:list text:continue-numbering="true" text:style-name="WWNum1">
        <text:list-item>
          <text:p text:style-name="P3">Array for python</text:p>
        </text:list-item>
        <text:list-item>
          <text:p text:style-name="P3">Optimized for Multiplication</text:p>
        </text:list-item>
        <text:list-item>
          <text:p text:style-name="P2">Efficient operations on large datasets.</text:p>
        </text:list-item>
      </text:list>
      <text:p text:style-name="P4"><text:span text:style-name="T1">Common Uses:</text:span></text:p>
      <text:list text:continue-numbering="true" text:style-name="WWNum1">
        <text:list-item>
          <text:p text:style-name="P2">Perform<text:span text:style-name="T4">s</text:span> element wise operations.</text:p>
        </text:list-item>
        <text:list-item>
          <text:p text:style-name="P2">Linear algebra computations.</text:p>
          <text:p text:style-name="P2"/>
        </text:list-item>
      </text:list>
      <text:h text:style-name="P1" text:outline-level="2">TensorFlow </text:h>
      <text:p text:style-name="P4"><text:span text:style-name="T1">Purpose: </text:span>Machine learning and deep learning.</text:p>
      <text:p text:style-name="P4"><text:span text:style-name="T1">Key Features</text:span></text:p>
      <text:list text:continue-numbering="true" text:style-name="WWNum1">
        <text:list-item>
          <text:p text:style-name="P2"><text:span text:style-name="T5">S</text:span>upport<text:span text:style-name="T5">s</text:span> deep learning algorithms.</text:p>
        </text:list-item>
        <text:list-item>
          <text:p text:style-name="P2"><text:soft-page-break/><text:span text:style-name="T5">Contains t</text:span>ools for building and training models.</text:p>
        </text:list-item>
      </text:list>
      <text:p text:style-name="P4"><text:span text:style-name="T1">Common Uses</text:span>:</text:p>
      <text:list text:continue-numbering="true" text:style-name="WWNum1">
        <text:list-item>
          <text:p text:style-name="P2">Building and training neural networks.</text:p>
        </text:list-item>
        <text:list-item>
          <text:p text:style-name="P2">Implementing machine learning algorithms.</text:p>
        </text:list-item>
        <text:list-item>
          <text:p text:style-name="P2">Deploying models to production.</text:p>
        </text:list-item>
      </text:list>
      <text:h text:style-name="P1" text:outline-level="2">Keras</text:h>
      <text:p text:style-name="P4"><text:span text:style-name="T1">Purpose: </text:span><text:span text:style-name="T6">API of tensorflow</text:span></text:p>
      <text:p text:style-name="P5">Key Features</text:p>
      <text:list text:continue-numbering="true" text:style-name="WWNum1">
        <text:list-item>
          <text:p text:style-name="P2">User-friendly</text:p>
        </text:list-item>
        <text:list-item>
          <text:p text:style-name="P2">Supports multiple backends (TensorFlow, Theano, CNTK).</text:p>
        </text:list-item>
        <text:list-item>
          <text:p text:style-name="P2">Simplifies the process of building complex neural network models.</text:p>
        </text:list-item>
      </text:list>
      <text:p text:style-name="P4"><text:span text:style-name="T1">Common Uses:</text:span></text:p>
      <text:list text:continue-numbering="true" text:style-name="WWNum1">
        <text:list-item>
          <text:p text:style-name="P2">Building and training neural networks with minimal code.</text:p>
        </text:list-item>
        <text:list-item>
          <text:p text:style-name="P2">Easily extending models for research.</text:p>
        </text:list-item>
      </text:list>
      <text:h text:style-name="P1" text:outline-level="2">Scikit-Learn (sklearn)</text:h>
      <text:p text:style-name="P4"><text:span text:style-name="T1">Purpose:</text:span> Machine learning in Python.</text:p>
      <text:p text:style-name="P5">Key Features</text:p>
      <text:list text:continue-numbering="true" text:style-name="WWNum1">
        <text:list-item>
          <text:p text:style-name="P2">Simple and efficient tools for data mining and data analysis.</text:p>
        </text:list-item>
        <text:list-item>
          <text:p text:style-name="P2">Built on NumPy, SciPy, and matplotlib.</text:p>
        </text:list-item>
        <text:list-item>
          <text:p text:style-name="P2">Wide range of algorithms for classification, regression, clustering, and dimensionality reduction.</text:p>
        </text:list-item>
      </text:list>
      <text:p text:style-name="P5">Common Uses:</text:p>
      <text:list text:continue-numbering="true" text:style-name="WWNum1">
        <text:list-item>
          <text:p text:style-name="P2">Implementing machine learning algorithms.</text:p>
        </text:list-item>
        <text:list-item>
          <text:p text:style-name="P2">Performing model evaluation and validation.</text:p>
        </text:list-item>
        <text:list-item>
          <text:p text:style-name="P2"><text:soft-page-break/>- Feature selec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8-08T15:39:57.023337066</dc:date>
    <meta:editing-duration>PT3M38S</meta:editing-duration>
    <meta:generator>LibreOffice/24.2.4.2$Linux_X86_64 LibreOffice_project/420$Build-2</meta:generator>
    <meta:document-statistic meta:table-count="0" meta:image-count="0" meta:object-count="0" meta:page-count="3" meta:paragraph-count="47" meta:word-count="207" meta:character-count="1378" meta:non-whitespace-character-count="1240"/>
    <meta:user-defined meta:name="AppVersion">14.0000</meta:user-defined>
    <meta:template xlink:type="simple" xlink:actuate="onRequest" xlink:title="Normal.dotm" xlink:href=""/>
  </office:meta>
</office:document-meta>
</file>